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ologia Geral II<text:tab/>27/08/2015</text:p>
      <text:p text:style-name="Standard"/>
      <text:p text:style-name="Standard"/>
      <text:p text:style-name="Standard">-Idades da Litosfera:</text:p>
      <text:p text:style-name="Standard"><text:tab/>-Continental(mais velha)</text:p>
      <text:p text:style-name="Standard"><text:tab/>-Oceanica(mais nova)</text:p>
      <text:p text:style-name="Standard"><text:tab/><text:tab/>Idade: Cenozoico-Cretace--&gt;Mesozoico</text:p>
      <text:p text:style-name="Standard"/>
      <text:p text:style-name="Standard">-Margens de Placas</text:p>
      <text:p text:style-name="Standard"><text:tab/>Oceano de Tetis</text:p>
      <text:p text:style-name="Standard"/>
      <text:p text:style-name="Standard">-Placas Litosfericas</text:p>
      <text:p text:style-name="Standard"><text:tab/>-Oceanicas</text:p>
      <text:p text:style-name="Standard"><text:tab/>-Continentais</text:p>
      <text:p text:style-name="Standard"><text:tab/>-Mistas</text:p>
      <text:p text:style-name="Standard"/>
      <text:p text:style-name="Standard">-Ciclo de Wilson:</text:p>
      <text:p text:style-name="Standard">Abertura e fechamento dos oceanos</text:p>
      <text:p text:style-name="Standard"/>
      <text:p text:style-name="Standard"><text:tab/>-Fase Pre-Rifte</text:p>
      <text:p text:style-name="Standard"><text:tab/>-(I)Fase Rifte: Quebra/Ruptura Continental: Falhas normais + Magmatismo</text:p>
      <text:p text:style-name="Standard"><text:tab/>-(II)Fase Golfo: Protodorsal e Litosfera Oceanica</text:p>
      <text:p text:style-name="Standard"><text:tab/>-(III)Fase Oceano Aberto: Margens Continentais Passivas</text:p>
      <text:p text:style-name="Standard"><text:tab/>-(IV)Fase Oceano Maduro: Margens Ativas,Zonas d Subduccao+ Arcos Magmaticos:Ilhas e continentes ou cordilheiras</text:p>
      <text:p text:style-name="Standard"><text:tab/>-(V)Fase Colisao Continental:Consumo Completo da Litosferica Oceanica <text:s text:c="2"/>Orogenos Colisiona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Korol</meta:initial-creator>
    <meta:creation-date>2015-08-27T09:38:45</meta:creation-date>
    <meta:document-statistic meta:table-count="0" meta:image-count="0" meta:object-count="0" meta:page-count="1" meta:paragraph-count="19" meta:word-count="77" meta:character-count="669"/>
    <dc:date>2015-08-27T10:53:22</dc:date>
    <dc:creator>Andre Korol</dc:creator>
    <meta:editing-duration>PT00H29M05S</meta:editing-duration>
    <meta:editing-cycles>1</meta:editing-cycles>
    <meta:generator>OpenOffice.org/3.2$Linux OpenOffice.org_project/320m12$Build-9483</meta:generator>
  </office:meta>
</office:document-meta>
</file>